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svg:font-family="Courier, 'Courier New', sans-serif"/>
    <style:font-face style:name="Menlo" svg:font-family="Menlo, Monaco, Consolas, 'Courier New', monospace"/>
    <style:font-face style:name="Open Sans1" svg:font-family="'Open Sans', Arial, sans-serif"/>
    <style:font-face style:name="Open Sans" svg:font-family="'Open Sans', 'Helvetica Neue', Helvetica, Arial, sans-serif"/>
    <style:font-face style:name="Open Sans2" svg:font-family="'Open Sans', Helvetica, Arial, sans-serif"/>
    <style:font-face style:name="OpenSymbol" svg:font-family="OpenSymbol"/>
    <style:font-face style:name="Tahoma1" svg:font-family="Tahoma"/>
    <style:font-face style:name="TrebuchetMS-Bold" svg:font-family="TrebuchetMS-Bold"/>
    <style:font-face style:name="open sansregular" svg:font-family="'open sansregular'"/>
    <style:font-face style:name="Arial2" svg:font-family="Arial" style:font-family-generic="swiss"/>
    <style:font-face style:name="Liberation Mono" svg:font-family="'Liberation Mono'" style:font-adornments="Normal" style:font-pitch="fixed"/>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Arial1" fo:font-size="14pt" fo:font-weight="normal" fo:background-color="transparent" style:font-name-asian="TrebuchetMS-Bold" style:font-size-asian="14pt" style:font-weight-asian="normal" style:font-name-complex="TrebuchetMS-Bold" style:font-size-complex="14pt" style:font-weight-complex="normal"/>
    </style:style>
    <style:style style:name="P2" style:family="paragraph" style:parent-style-name="Standard">
      <style:paragraph-properties fo:text-align="center" style:justify-single-word="false" style:text-autospace="none"/>
      <style:text-properties style:font-name="Arial1" fo:font-size="14pt" fo:font-weight="normal" fo:background-color="transparent" style:font-size-asian="14pt" style:font-weight-asian="normal" style:font-size-complex="14pt" style:font-weight-complex="normal"/>
    </style:style>
    <style:style style:name="P3" style:family="paragraph" style:parent-style-name="Standard">
      <style:paragraph-properties fo:text-align="justify" style:justify-single-word="false" style:text-autospace="none"/>
      <style:text-properties style:font-name="Arial1" fo:font-size="14pt" fo:font-weight="normal" fo:background-color="transparent" style:font-size-asian="14pt" style:font-weight-asian="normal" style:font-size-complex="14pt" style:font-weight-complex="normal"/>
    </style:style>
    <style:style style:name="P4" style:family="paragraph" style:parent-style-name="Standard">
      <style:paragraph-properties fo:text-align="center" style:justify-single-word="false" style:text-autospace="none"/>
      <style:text-properties fo:color="#0000ff" style:font-name="Arial1" fo:font-size="14pt" fo:font-weight="normal" fo:background-color="transparent" style:font-name-asian="TrebuchetMS-Bold" style:font-size-asian="14pt" style:font-weight-asian="normal" style:font-name-complex="TrebuchetMS-Bold" style:font-size-complex="14pt" style:font-weight-complex="normal"/>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Arial2" fo:font-size="10pt" fo:font-weight="normal" style:font-name-asian="TrebuchetMS-Bold" style:font-size-asian="10pt" style:font-weight-asian="normal" style:font-name-complex="TrebuchetMS-Bold" style:font-size-complex="10pt" style:font-weight-complex="normal"/>
    </style:style>
    <style:style style:name="P8" style:family="paragraph" style:parent-style-name="Standard">
      <style:paragraph-properties fo:text-align="justify" style:justify-single-word="false" style:text-autospace="none"/>
      <style:text-properties style:font-name="Arial2" fo:font-size="10pt" fo:font-weight="normal" style:font-name-asian="TrebuchetMS-Bold" style:font-size-asian="10pt" style:font-weight-asian="normal" style:font-name-complex="TrebuchetMS-Bold" style:font-size-complex="10pt" style:font-weight-complex="normal"/>
    </style:style>
    <style:style style:name="P9" style:family="paragraph" style:parent-style-name="Standard">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10" style:family="paragraph" style:parent-style-name="Standard">
      <style:paragraph-properties fo:margin-left="2.498cm" fo:margin-right="0cm" fo:text-align="justify" style:justify-single-word="false" fo:text-indent="-0.635cm" style:auto-text-indent="false"/>
      <style:text-properties style:font-name="Arial2"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paragraph-properties fo:margin-left="1.249cm" fo:margin-right="0cm" fo:text-align="justify" style:justify-single-word="false" fo:text-indent="0cm" style:auto-text-indent="false"/>
      <style:text-properties style:font-name="Arial2" fo:font-size="10pt" style:font-size-asian="10pt" style:font-size-complex="10pt"/>
    </style:style>
    <style:style style:name="P12" style:family="paragraph" style:parent-style-name="Standard" style:list-style-name="L1">
      <style:paragraph-properties fo:text-align="justify" style:justify-single-word="false" style:text-autospace="none"/>
      <style:text-properties style:font-name="Arial2" fo:font-size="10pt" fo:font-weight="normal" style:font-name-asian="TrebuchetMS-Bold" style:font-size-asian="10pt" style:font-weight-asian="normal" style:font-name-complex="TrebuchetMS-Bold" style:font-size-complex="10pt" style:font-weight-complex="normal"/>
    </style:style>
    <style:style style:name="P13" style:family="paragraph" style:parent-style-name="Standard">
      <style:paragraph-properties fo:text-align="justify" style:justify-single-word="false" style:text-autospace="none"/>
      <style:text-properties style:font-name="Arial2" fo:font-size="10pt" fo:font-weight="normal" style:font-name-asian="TrebuchetMS-Bold" style:font-size-asian="10pt" style:font-weight-asian="normal" style:font-name-complex="TrebuchetMS-Bold" style:font-size-complex="10pt" style:font-weight-complex="normal"/>
    </style:style>
    <style:style style:name="P14" style:family="paragraph" style:parent-style-name="Standard">
      <style:paragraph-properties fo:text-align="start" style:justify-single-word="false" style:text-autospace="none"/>
      <style:text-properties style:font-name="Arial2" fo:font-size="10pt" fo:font-weight="normal" style:font-name-asian="TrebuchetMS-Bold" style:font-size-asian="10pt" style:font-weight-asian="normal" style:font-name-complex="TrebuchetMS-Bold" style:font-size-complex="10pt" style:font-weight-complex="normal"/>
    </style:style>
    <style:style style:name="P15" style:family="paragraph" style:parent-style-name="Standard">
      <style:paragraph-properties fo:text-align="justify" style:justify-single-word="false"/>
      <style:text-properties style:font-name="Arial2" fo:font-size="10pt" style:font-size-asian="10pt" style:font-size-complex="10pt"/>
    </style:style>
    <style:style style:name="P16" style:family="paragraph" style:parent-style-name="Standard" style:list-style-name="L5">
      <style:paragraph-properties fo:text-align="justify" style:justify-single-word="false"/>
      <style:text-properties style:font-name="Arial2" fo:font-size="10pt" style:font-size-asian="10pt" style:font-size-complex="10pt"/>
    </style:style>
    <style:style style:name="P17" style:family="paragraph" style:parent-style-name="Standard" style:list-style-name="L7">
      <style:paragraph-properties fo:text-align="justify" style:justify-single-word="false"/>
      <style:text-properties style:font-name="Arial2" fo:font-size="10pt" style:font-size-asian="10pt" style:font-size-complex="10pt"/>
    </style:style>
    <style:style style:name="P18" style:family="paragraph" style:parent-style-name="Standard" style:list-style-name="L8">
      <style:paragraph-properties fo:text-align="justify" style:justify-single-word="false"/>
      <style:text-properties style:font-name="Arial2" fo:font-size="10pt" style:font-size-asian="10pt" style:font-size-complex="10pt"/>
    </style:style>
    <style:style style:name="P19" style:family="paragraph" style:parent-style-name="Standard" style:list-style-name="L9">
      <style:paragraph-properties fo:text-align="justify" style:justify-single-word="false"/>
      <style:text-properties style:font-name="Arial2" fo:font-size="10pt" style:font-size-asian="10pt" style:font-size-complex="10pt"/>
    </style:style>
    <style:style style:name="P20" style:family="paragraph" style:parent-style-name="Standard" style:list-style-name="L12">
      <style:paragraph-properties fo:text-align="justify" style:justify-single-word="false"/>
      <style:text-properties style:font-name="Arial2" fo:font-size="10pt" style:font-size-asian="10pt" style:font-size-complex="10pt"/>
    </style:style>
    <style:style style:name="P21" style:family="paragraph" style:parent-style-name="Standard">
      <style:paragraph-properties fo:text-align="start" style:justify-single-word="false"/>
      <style:text-properties style:font-name="Arial2" fo:font-size="10pt" style:font-size-asian="10pt" style:font-size-complex="10pt"/>
    </style:style>
    <style:style style:name="P22" style:family="paragraph" style:parent-style-name="Standard">
      <style:paragraph-properties fo:text-align="justify" style:justify-single-word="false"/>
      <style:text-properties style:font-name="Arial2" fo:font-size="10pt" style:text-underline-style="none" fo:font-weight="normal" style:font-size-asian="10pt" style:font-weight-asian="normal" style:font-size-complex="10pt" style:font-weight-complex="normal"/>
    </style:style>
    <style:style style:name="P23" style:family="paragraph" style:parent-style-name="Standard" style:list-style-name="L8">
      <style:paragraph-properties fo:text-align="justify" style:justify-single-word="false"/>
      <style:text-properties style:font-name="Arial2" fo:font-size="10pt" style:text-underline-style="none" fo:font-weight="normal" style:font-size-asian="10pt" style:font-weight-asian="normal" style:font-size-complex="10pt" style:font-weight-complex="normal"/>
    </style:style>
    <style:style style:name="P24" style:family="paragraph" style:parent-style-name="Standard" style:list-style-name="L11">
      <style:paragraph-properties fo:text-align="justify" style:justify-single-word="false"/>
      <style:text-properties style:font-name="Arial2" fo:font-size="10pt" style:text-underline-style="none"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Arial2" fo:font-size="10pt" style:text-underline-style="none"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text-autospace="none"/>
      <style:text-properties style:font-name="Arial2" fo:font-size="10pt" fo:font-weight="bold" style:font-name-asian="TrebuchetMS-Bold" style:font-size-asian="10pt" style:font-weight-asian="bold" style:font-name-complex="TrebuchetMS-Bold" style:font-size-complex="10pt" style:font-weight-complex="bold"/>
    </style:style>
    <style:style style:name="P27" style:family="paragraph" style:parent-style-name="Standard">
      <style:paragraph-properties fo:text-align="justify" style:justify-single-word="false" style:text-autospace="none"/>
    </style:style>
    <style:style style:name="P28" style:family="paragraph" style:parent-style-name="Standard">
      <style:paragraph-properties loext:contextual-spacing="false" fo:text-align="start" style:justify-single-word="false" style:text-autospace="none"/>
      <style:text-properties fo:color="#000000" style:font-name="Arial2" fo:font-size="10pt"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autospace="none"/>
      <style:text-properties style:font-name="Arial1" fo:font-size="14pt" fo:font-weight="normal" fo:background-color="transparent" style:font-name-asian="TrebuchetMS-Bold" style:font-size-asian="14pt" style:font-weight-asian="normal" style:font-name-complex="TrebuchetMS-Bold" style:font-size-complex="14pt" style:font-weight-complex="normal"/>
    </style:style>
    <style:style style:name="P30" style:family="paragraph" style:parent-style-name="Standard">
      <style:paragraph-properties fo:margin-left="2.498cm" fo:margin-right="0cm" fo:text-align="justify" style:justify-single-word="false" fo:text-indent="-0.635cm" style:auto-text-indent="false"/>
      <style:text-properties style:font-name="Arial2" fo:font-size="10pt" style:font-size-asian="10pt" style:font-size-complex="10pt"/>
    </style:style>
    <style:style style:name="P31" style:family="paragraph" style:parent-style-name="Standard" style:list-style-name="L6">
      <style:paragraph-properties fo:margin-left="2.498cm" fo:margin-right="0cm" fo:text-align="justify" style:justify-single-word="false" fo:text-indent="-0.635cm" style:auto-text-indent="false"/>
      <style:text-properties style:font-name="Arial2" fo:font-size="10pt" style:font-size-asian="10pt" style:font-size-complex="10pt"/>
    </style:style>
    <style:style style:name="P32" style:family="paragraph" style:parent-style-name="Standard" style:list-style-name="L10">
      <style:paragraph-properties fo:margin-left="2.498cm" fo:margin-right="0cm" fo:text-align="justify" style:justify-single-word="false" fo:text-indent="-0.635cm" style:auto-text-indent="false"/>
      <style:text-properties style:font-name="Arial2" fo:font-size="10pt" style:font-size-asian="10pt" style:font-size-complex="10pt"/>
    </style:style>
    <style:style style:name="P33" style:family="paragraph" style:parent-style-name="Standard">
      <style:paragraph-properties fo:margin-left="2.498cm" fo:margin-right="0cm" fo:text-align="start" style:justify-single-word="false" fo:text-indent="-0.635cm" style:auto-text-indent="false"/>
      <style:text-properties style:font-name="Arial2" fo:font-size="10pt" style:font-size-asian="10pt" style:font-size-complex="10pt"/>
    </style:style>
    <style:style style:name="P34" style:family="paragraph" style:parent-style-name="Standard">
      <style:paragraph-properties fo:margin-left="1.249cm" fo:margin-right="0cm" fo:text-align="justify" style:justify-single-word="false" fo:text-indent="0cm" style:auto-text-indent="false"/>
      <style:text-properties style:font-name="Arial2" fo:font-size="10pt" style:font-size-asian="10pt" style:font-size-complex="10pt"/>
    </style:style>
    <style:style style:name="P35" style:family="paragraph" style:parent-style-name="Text_20_body">
      <style:paragraph-properties fo:text-align="justify" style:justify-single-word="false" style:text-autospace="none"/>
      <style:text-properties style:font-name="Arial1" fo:font-size="14pt" fo:font-weight="normal" fo:background-color="transparent" style:font-name-asian="TrebuchetMS-Bold" style:font-size-asian="14pt" style:font-weight-asian="normal" style:font-name-complex="TrebuchetMS-Bold" style:font-size-complex="14pt" style:font-weight-complex="normal"/>
    </style:style>
    <style:style style:name="P36" style:family="paragraph" style:parent-style-name="código">
      <style:paragraph-properties fo:text-align="justify" style:justify-single-word="false" style:text-autospace="none"/>
      <style:text-properties style:font-name="Arial1" fo:font-size="14pt" fo:font-weight="normal" fo:background-color="transparent" style:font-name-asian="TrebuchetMS-Bold" style:font-size-asian="14pt" style:font-weight-asian="normal" style:font-name-complex="TrebuchetMS-Bold" style:font-size-complex="14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2" fo:font-size="10pt" fo:font-weight="normal" style:font-name-asian="TrebuchetMS-Bold" style:font-size-asian="10pt" style:font-weight-asian="normal" style:font-name-complex="TrebuchetMS-Bold" style:font-size-complex="10pt" style:font-weight-complex="normal"/>
    </style:style>
    <style:style style:name="T4" style:family="text">
      <style:text-properties fo:font-variant="normal" fo:text-transform="none" fo:color="#000000" fo:letter-spacing="normal" fo:font-style="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ES Gonzalo Nazareno</text:p>
      <text:p text:style-name="P4">CFGS Administración de Sistemas Informáticos y en Red</text:p>
      <text:p text:style-name="P4">Administración de Sistemas Gestores de Bases de Datos</text:p>
      <text:p text:style-name="P1"/>
      <text:p text:style-name="P2">PRÁCTICA TEMA 3: USUARIOS</text:p>
      <text:p text:style-name="P2"/>
      <text:p text:style-name="P3">Alumno 1 (ORACLE):</text:p>
      <text:p text:style-name="P8"/>
      <text:list xml:id="list2870692090413558838" text:style-name="L1">
        <text:list-item>
          <text:p text:style-name="P12">Crea un rol ROLPRACTICA1 con los privilegios necesarios para conectarse a la base de datos, crear tablas y vistas e insertar datos en la tabla EMP de SCOTT.</text:p>
        </text:list-item>
      </text:list>
      <text:p text:style-name="P8"><text:tab/><text:tab/><text:tab/></text:p>
      <text:p text:style-name="P8"><text:tab/><text:tab/><text:tab/>CREATE ROLE ROLPRACTICA1;</text:p>
      <text:p text:style-name="P8"><text:tab/><text:tab/><text:tab/>GRANT CREATE SESSION TO ROLPRACTICA1;</text:p>
      <text:p text:style-name="P8"><text:tab/><text:tab/><text:tab/>GRANT CREATE TABLE,CREATE VIEW TO ROLPRACTICA1;</text:p>
      <text:p text:style-name="P8"><text:tab/><text:tab/><text:tab/>GRANT INSERT ON SCOTT.EMP TO ROLPRACTICA1;</text:p>
      <text:p text:style-name="P8"/>
      <text:p text:style-name="P8"/>
      <text:list xml:id="list43387254" text:continue-numbering="true" text:style-name="L1">
        <text:list-item>
          <text:p text:style-name="P12">Crea un usuario USRPRACTICA1 con el tablespace USERS por defecto y averigua que cuota se le ha asignado por defecto en el mismo. Sustitúyela por una cuota de 1M.</text:p>
        </text:list-item>
      </text:list>
      <text:p text:style-name="P8"><text:s/><text:tab/><text:tab/><text:tab/></text:p>
      <text:p text:style-name="P8"><text:tab/><text:tab/><text:tab/>CREATE USER USPRACTICA1</text:p>
      <text:p text:style-name="P8"><text:tab/><text:tab/><text:tab/>IDENTIFIED BY USUARIO</text:p>
      <text:p text:style-name="P8"><text:tab/><text:tab/><text:tab/>DEFAULT TABLESPACE USERS;</text:p>
      <text:p text:style-name="P8"><text:tab/><text:tab/></text:p>
      <text:p text:style-name="P8"><text:tab/><text:tab/><text:tab/>SELECT *</text:p>
      <text:p text:style-name="P8"><text:tab/><text:tab/><text:tab/>FROM DBA_TS_QUOTAS</text:p>
      <text:p text:style-name="P8"><text:tab/><text:tab/><text:tab/>WHERE USERNAME ='USPRACTICA1';</text:p>
      <text:p text:style-name="P8"><text:tab/></text:p>
      <text:p text:style-name="P8"><text:tab/><text:tab/><text:tab/>ALTER USER USPRACTICA1 <text:span text:style-name="T4">QUOTA 1M ON USERS;</text:span></text:p>
      <text:p text:style-name="P8"/>
      <text:list xml:id="list43381565" text:continue-numbering="true" text:style-name="L1">
        <text:list-item>
          <text:p text:style-name="P12">Modifica el usuario USRPRACTICA1 para que tenga cuota 0 en el tablespace SYSTEM.</text:p>
        </text:list-item>
      </text:list>
      <text:p text:style-name="P8"><text:tab/></text:p>
      <text:p text:style-name="P8"><text:tab/><text:tab/><text:tab/>ALTER USER USPRACTICA1 QUOTA -1 ON SYSTEM;</text:p>
      <text:p text:style-name="P8"/>
      <text:list xml:id="list43400254" text:continue-numbering="true" text:style-name="L1">
        <text:list-item>
          <text:p text:style-name="P12">Concede a USRPRACTICA1 el ROLPRACTICA1.</text:p>
        </text:list-item>
      </text:list>
      <text:p text:style-name="P8"/>
      <text:p text:style-name="P8"><text:tab/><text:tab/><text:tab/>GRANT ROLPRACTICA1 TO USPRACTICA1;</text:p>
      <text:p text:style-name="P8"/>
      <text:list xml:id="list43387888" text:continue-numbering="true" text:style-name="L1">
        <text:list-item>
          <text:p text:style-name="P12">Concede a USRPRACTICA1 el privilegio de crear tablas e insertar datos en el esquema de cualquier usuario. Prueba el privilegio. Comprueba si puede modificar la estructura o eliminar las tablas creadas.</text:p>
        </text:list-item>
      </text:list>
      <text:p text:style-name="P8"/>
      <text:p text:style-name="P8"><text:tab/><text:tab/><text:tab/>GRANT CREATE,INSERT ON ANY INDEX;</text:p>
      <text:p text:style-name="P8"/>
      <text:list xml:id="list43393962" text:continue-numbering="true" text:style-name="L1">
        <text:list-item>
          <text:p text:style-name="P12">Concede a USRPRACTICA1 el privilegio de leer la tabla DEPT de SCOTT con la posibilidad de que lo pase a su vez a terceros usuarios.</text:p>
        </text:list-item>
      </text:list>
      <text:p text:style-name="P8"/>
      <text:p text:style-name="P8"><text:tab/><text:tab/><text:tab/>GRANT SELECT ON SCOTT.DEPT TO USPRACTICA1 WITH GRANT OPTION;</text:p>
      <text:p text:style-name="P8"/>
      <text:list xml:id="list43381562" text:continue-numbering="true" text:style-name="L1">
        <text:list-item>
          <text:p text:style-name="P12">Comprueba que USRPRACTICA1 puede realizar todas las operaciones previstas en el rol.</text:p>
        </text:list-item>
      </text:list>
      <text:p text:style-name="P8"/>
      <text:p text:style-name="Standard"><text:tab/><text:tab/><text:tab/>El usuario uspractica1 puede crear tablas, vistas y conectarse a la base de datos.</text:p>
      <text:p text:style-name="P8"/>
      <text:list xml:id="list43384514" text:continue-numbering="true" text:style-name="L1">
        <text:list-item>
          <text:p text:style-name="P12">Quita a USRPRACTICA1 el privilegio de crear vistas. Comprueba que ya no puede hacerlo.</text:p>
        </text:list-item>
      </text:list>
      <text:p text:style-name="P8"/>
      <text:p text:style-name="P8"><text:tab/><text:tab/><text:tab/>REVOKE CREATE VIEW FROM ROLPRACTICA1;</text:p>
      <text:p text:style-name="P8"/>
      <text:list xml:id="list43381295" text:continue-numbering="true" text:style-name="L1">
        <text:list-item>
          <text:p text:style-name="P12">Crea un perfil NOPARESDECURRAR que limita a dos el número de minutos de inactividad permitidos en una sesión.</text:p>
        </text:list-item>
      </text:list>
      <text:p text:style-name="P8"/>
      <text:p text:style-name="P8"><text:soft-page-break/><text:tab/><text:tab/><text:tab/>CREATE PROFILE NOPARESDECURRAR LIMIT IDLE_TIME 2;</text:p>
      <text:p text:style-name="P8"><text:tab/><text:tab/></text:p>
      <text:p text:style-name="P8"/>
      <text:list xml:id="list43386831" text:continue-numbering="true" text:style-name="L1">
        <text:list-item>
          <text:p text:style-name="P12">Activa el uso de perfiles en ORACLE.</text:p>
        </text:list-item>
      </text:list>
      <text:p text:style-name="P8"><text:tab/><text:tab/></text:p>
      <text:p text:style-name="P8"><text:tab/><text:tab/><text:tab/>ALTER SYSTEM SET RESOURCE_LIMIT=TRUE;<text:tab/></text:p>
      <text:p text:style-name="P8"/>
      <text:list xml:id="list43393393" text:continue-numbering="true" text:style-name="L1">
        <text:list-item>
          <text:p text:style-name="P12">Asigna el perfil creado a USRPRACTICA1 y comprueba su correcto funcionamiento.</text:p>
        </text:list-item>
      </text:list>
      <text:p text:style-name="P8"/>
      <text:p text:style-name="P27"><text:span text:style-name="T3"><text:tab/><text:tab/><text:tab/></text:span>ALTER USER USPRACTICA1 PROFILE NOPARESDECURRAR; </text:p>
      <text:p text:style-name="P8"/>
      <text:list xml:id="list43386488" text:continue-numbering="true" text:style-name="L1">
        <text:list-item>
          <text:p text:style-name="P12">Crea un perfil CONTRASEÑASEGURA especificando que la contraseña caduca mensualmente y sólo se permiten tres intentos fallidos para acceder a la cuenta. En caso de superarse, la cuenta debe quedar bloqueada indefinidamente.</text:p>
        </text:list-item>
      </text:list>
      <text:p text:style-name="P8"/>
      <text:p text:style-name="Standard"><text:span text:style-name="T3"><text:tab/><text:tab/><text:tab/></text:span>CREATE PROFILE CONTRASEÑASEGURA LIMIT <text:tab/><text:tab/> <text:s text:c="22"/><text:tab/><text:tab/><text:tab/><text:tab/> <text:s/><text:tab/><text:tab/><text:tab/><text:tab/><text:tab/><text:tab/>FAILED_LOGIN_ATTEMPTS 3</text:p>
      <text:p text:style-name="Standard"><text:tab/><text:tab/><text:tab/>PASSWORD_LIFE_TIME 30</text:p>
      <text:p text:style-name="Standard"><text:tab/><text:tab/><text:tab/>PASSWORD_LOCK_TIME UNLIMITED;</text:p>
      <text:p text:style-name="P8"/>
      <text:p text:style-name="P8"/>
      <text:list xml:id="list43400529" text:continue-numbering="true" text:style-name="L1">
        <text:list-item>
          <text:p text:style-name="P12">Asigna el perfil creado a USRPRACTICA1 y comprueba su funcionamiento. Desbloquea posteriormente al usuario.</text:p>
        </text:list-item>
      </text:list>
      <text:p text:style-name="P8"><text:tab/><text:tab/><text:tab/></text:p>
      <text:p text:style-name="P8"><text:tab/><text:tab/><text:tab/>ALTER USER USPRACTICA1 PROFILE CONTRASEÑASEGURA;</text:p>
      <text:p text:style-name="P8"><text:tab/><text:tab/><text:tab/>ALTER USER USPRACTICA1 ACCOUNT UNLOCK;</text:p>
      <text:p text:style-name="P8"><text:tab/><text:tab/><text:tab/></text:p>
      <text:p text:style-name="P8"/>
      <text:list xml:id="list43398125" text:continue-numbering="true" text:style-name="L1">
        <text:list-item>
          <text:p text:style-name="P12">Consulta qué usuarios existen en tu base de datos.</text:p>
        </text:list-item>
      </text:list>
      <text:p text:style-name="P8"/>
      <text:p text:style-name="P27"><text:span text:style-name="T3"><text:tab/><text:tab/><text:tab/></text:span>SELECT USERNAME FROM DBA_USERS; </text:p>
      <text:p text:style-name="P8"/>
      <text:list xml:id="list43374558" text:continue-numbering="true" text:style-name="L1">
        <text:list-item>
          <text:p text:style-name="P12">Elige un usuario concreto y consulta qué cuota tiene sobre cada uno de los tablespaces.</text:p>
        </text:list-item>
      </text:list>
      <text:p text:style-name="P8"/>
      <text:p text:style-name="P8"><text:tab/><text:tab/><text:tab/>SELECT *</text:p>
      <text:p text:style-name="P8"><text:tab/><text:tab/><text:tab/>FROM DBA_TS_QUOTAS</text:p>
      <text:p text:style-name="P8"><text:tab/><text:tab/><text:tab/>WHERE USERNAME = 'SCOTT';</text:p>
      <text:p text:style-name="P8"/>
      <text:list xml:id="list43387187" text:continue-numbering="true" text:style-name="L1">
        <text:list-item>
          <text:p text:style-name="P12">Elige un usuario concreto y muestra qué privilegios de sistema tiene asignados.</text:p>
        </text:list-item>
      </text:list>
      <text:p text:style-name="P8"/>
      <text:p text:style-name="P8"><text:tab/><text:tab/><text:tab/>SELECT *</text:p>
      <text:p text:style-name="P8"><text:tab/><text:tab/><text:tab/>FROM DBA_SYS_PRIVS;</text:p>
      <text:p text:style-name="P8"><text:tab/><text:tab/><text:tab/>WHERE GRANTEE = 'VICTOR';</text:p>
      <text:p text:style-name="P8"/>
      <text:list xml:id="list43401323" text:continue-numbering="true" text:style-name="L1">
        <text:list-item>
          <text:p text:style-name="P12">Elige un usuario concreto y muestra qué privilegios sobre objetos tiene asignados.</text:p>
        </text:list-item>
      </text:list>
      <text:p text:style-name="P8"/>
      <text:p text:style-name="P8"><text:tab/><text:tab/>SELECT *</text:p>
      <text:p text:style-name="P8"><text:tab/><text:tab/>FROM DBA_TAB_PRIVS;</text:p>
      <text:p text:style-name="P8"><text:tab/><text:tab/>WHERE GRANTEE = 'VICTOR';</text:p>
      <text:p text:style-name="P8"/>
      <text:list xml:id="list43389204" text:continue-numbering="true" text:style-name="L1">
        <text:list-item>
          <text:p text:style-name="P12">Consulta qué roles existen en tu base de datos.</text:p>
        </text:list-item>
      </text:list>
      <text:p text:style-name="P8"/>
      <text:p text:style-name="P8"><text:tab/><text:tab/>Select role</text:p>
      <text:p text:style-name="P8"><text:tab/><text:tab/>from dba_roles;</text:p>
      <text:p text:style-name="P8"/>
      <text:list xml:id="list43381849" text:continue-numbering="true" text:style-name="L1">
        <text:list-item>
          <text:p text:style-name="P12">Elige un rol concreto y consulta qué usuarios lo tienen asignado.</text:p>
        </text:list-item>
      </text:list>
      <text:p text:style-name="P8"/>
      <text:p text:style-name="P8"><text:tab/><text:tab/> Select *</text:p>
      <text:p text:style-name="P8"><text:tab/><text:tab/> from dba_role_privs</text:p>
      <text:p text:style-name="P8"><text:tab/><text:tab/> where granted_role='CONNECT';</text:p>
      <text:p text:style-name="P8"/>
      <text:list xml:id="list43377213" text:continue-numbering="true" text:style-name="L1">
        <text:list-item>
          <text:p text:style-name="P12">Elige un rol concreto y averigua si está compuesto por otros roles o no.</text:p>
        </text:list-item>
      </text:list>
      <text:p text:style-name="P8"><text:soft-page-break/></text:p>
      <text:p text:style-name="P8"><text:tab/><text:tab/>SELECT GRANTED_ROLE</text:p>
      <text:p text:style-name="P8"><text:tab/><text:tab/>FROM ROLE_ROLE_PRIVS</text:p>
      <text:p text:style-name="P8"><text:tab/><text:tab/>WHERE ROLE='ROLPRUEBA1';</text:p>
      <text:p text:style-name="P8"/>
      <text:list xml:id="list43404074" text:continue-numbering="true" text:style-name="L1">
        <text:list-item>
          <text:p text:style-name="P12">Consulta qué perfiles existen en tu base de datos.</text:p>
        </text:list-item>
      </text:list>
      <text:p text:style-name="P8"/>
      <text:p text:style-name="P8"><text:tab/><text:tab/>SELECT *</text:p>
      <text:p text:style-name="P8"><text:tab/><text:tab/>FROM DBA_PROFILES;</text:p>
      <text:p text:style-name="P8"/>
      <text:list xml:id="list43404170" text:continue-numbering="true" text:style-name="L1">
        <text:list-item>
          <text:p text:style-name="P12">Elige un perfil y consulta qué límites se establecen en el mismo.</text:p>
        </text:list-item>
      </text:list>
      <text:p text:style-name="P8"/>
      <text:p text:style-name="P8"><text:tab/><text:tab/>SELECT RESOURCE_NAME,LIMIT</text:p>
      <text:p text:style-name="P8"><text:tab/><text:tab/>FROM DBA_PROFILES</text:p>
      <text:p text:style-name="P8"><text:tab/><text:tab/>WHEREPROFILE='CONTRASEÑASEGURA';</text:p>
      <text:p text:style-name="P8"><text:tab/><text:tab/></text:p>
      <text:p text:style-name="P8"/>
      <text:list xml:id="list43376677" text:continue-numbering="true" text:style-name="L1">
        <text:list-item>
          <text:p text:style-name="P12">Muestra los nombres de los usuarios que tienen limitado el número de sesiones concurrentes.</text:p>
        </text:list-item>
      </text:list>
      <text:p text:style-name="P8"/>
      <text:p text:style-name="P8"><text:tab/><text:tab/></text:p>
      <text:p text:style-name="P8"/>
      <text:list xml:id="list43404189" text:continue-numbering="true" text:style-name="L1">
        <text:list-item>
          <text:p text:style-name="P12">Realiza un procedimiento que reciba un nombre de usuario y un privilegio de sistema y nos muestre el mensaje 'SI, DIRECTO' si el usuario tiene ese privilegio concedido directamente, 'SI, POR ROL' si el usuario tiene ese privilegio en alguno de los roles que tiene concedidos y un 'NO' si el usuario no tiene dicho privilegio.</text:p>
        </text:list-item>
      </text:list>
      <text:p text:style-name="P8"/>
      <text:p text:style-name="P14">create or replace procedure permisos(p_usuario VARCHAR2,p_privilegio VARCHAR2)<text:line-break/>is<text:line-break/><text:tab/>cursor c_privilegios<text:line-break/><text:tab/>is<text:line-break/><text:tab/>select privilege<text:line-break/><text:tab/>from dba_sys_privs<text:line-break/><text:tab/>where grantee=p_usuario;<text:line-break/><text:line-break/>v_inicial NUMBER:=0;<text:line-break/>BEGIN<text:line-break/><text:tab/>for i in c_privilegios loop<text:line-break/><text:tab/><text:tab/>if i.privilege = p_privilegio then<text:line-break/><text:tab/><text:tab/><text:tab/>v_inicial:=1;<text:line-break/><text:tab/><text:tab/>end if;<text:line-break/><text:tab/>end loop;<text:line-break/><text:tab/><text:tab/>if v_inicial=0 then<text:line-break/><text:tab/><text:tab/><text:tab/>tratarroles(p_usuario,p_privilegio);<text:line-break/><text:tab/><text:tab/>else<text:line-break/><text:tab/><text:tab/><text:tab/>dbms_output.put_line('SI, Directo');<text:line-break/><text:tab/><text:tab/>end if;<text:line-break/>end;<text:line-break/>/<text:line-break/><text:line-break/>create or replace procedure tratarroles(p_usuario VARCHAR2,p_privilegio VARCHAR2)<text:line-break/>is<text:line-break/>v_bandera NUMBER:=0;<text:line-break/>cursor c_roles<text:line-break/>is<text:line-break/>select granted_role<text:line-break/>from dba_role_privs<text:line-break/>where grantee=p_usuario;<text:line-break/>begin<text:line-break/><text:tab/>for i in c_roles loop<text:line-break/><text:tab/><text:tab/>v_bandera:=comprobarrol(i.granted_role,p_privilegio);<text:line-break/><text:tab/>end loop;<text:line-break/><text:tab/>if v_bandera = 1 then<text:line-break/><text:tab/><text:tab/><text:tab/>dbms_output.put_line('SI, Rol');<text:line-break/><text:soft-page-break/><text:tab/><text:tab/>else<text:line-break/><text:tab/><text:tab/><text:tab/>dbms_output.put_line('NO');<text:line-break/><text:tab/>end if;<text:line-break/>end;<text:line-break/>/<text:line-break/><text:line-break/>create or replace function comprobarrol(p_rol VARCHAR2,p_privilegio VARCHAR2)<text:line-break/>RETURN NUMBER<text:line-break/>is<text:line-break/>cursor c_rolpermiso<text:line-break/>is<text:line-break/>select privilege<text:line-break/>from dba_sys_privs<text:line-break/>where grantee=p_rol;<text:line-break/>v_bandera NUMBER :=0;<text:line-break/>BEGIN<text:line-break/><text:tab/>for i in c_rolpermiso loop<text:line-break/><text:tab/><text:tab/>if i.privilege=p_privilegio then<text:line-break/><text:tab/><text:tab/><text:tab/>v_bandera:=1;<text:line-break/><text:tab/><text:tab/>end if;<text:line-break/><text:tab/>end loop;<text:line-break/>RETURN (v_bandera);<text:line-break/>end;<text:line-break/>/<text:line-break/></text:p>
      <text:p text:style-name="P8"/>
      <text:list xml:id="list43388429" text:continue-numbering="true" text:style-name="L1">
        <text:list-item>
          <text:p text:style-name="P12">Realiza un procedimiento llamado <text:span text:style-name="T1">MostrarNumSesiones</text:span> que reciba un nombre de usuario y muestre el número de sesiones concurrentes que puede tener abiertas como máximo y las que tiene abiertas realmente.</text:p>
        </text:list-item>
      </text:list>
      <text:p text:style-name="P8"/>
      <text:p text:style-name="P14">create or replace procedure MostrarNumSesiones(p_usuario VARCHAR2)<text:line-break/>is<text:line-break/><text:line-break/>cursor c_sesiones<text:line-break/>is<text:line-break/>select username, status<text:line-break/>from v$session<text:line-break/>where username=p_usuario;<text:line-break/><text:line-break/>v_total NUMBER;<text:line-break/>v_contador NUMBER:=0;<text:line-break/>v_perfil VARCHAR2(30);<text:line-break/><text:line-break/>BEGIN<text:line-break/><text:line-break/>select profile INTO v_perfil<text:line-break/>from dba_users<text:line-break/>where username = p_usuario;<text:line-break/><text:line-break/>select limit into v_total<text:line-break/>from dba_profiles<text:line-break/>where profile = v_perfil<text:line-break/>and RESOURCE_NAME='FAILED_LOGIN_ATTEMPTS';<text:line-break/><text:tab/>for i in c_sesiones loop<text:line-break/><text:tab/><text:tab/>if i.status='ACTIVE' then<text:line-break/><text:tab/><text:tab/><text:tab/>v_contador:= v_contador+1;<text:line-break/><text:tab/><text:tab/>end if;<text:line-break/><text:tab/>end loop;<text:line-break/><text:tab/>dbms_output.put_line('El usuario '||p_usuario||' tiene '||v_contador||' sesiones abiertas');<text:line-break/><text:tab/>dbms_output.put_line('El usuario '||p_usuario||' tiene permitidas '||v_total||' simultaneas');<text:line-break/>end;<text:line-break/>/</text:p>
      <text:p text:style-name="P8"/>
      <text:p text:style-name="P1"><text:soft-page-break/>Alumno 2 (POSTGRES):</text:p>
      <text:h text:style-name="Heading_20_1" text:outline-level="1">Averigua qué privilegios de sistema hay en Postgres y cómo se asignan a un usuario</text:h>
      <text:p text:style-name="Text_20_body">Los privilegios de sistema en Postgres son: <text:span text:style-name="T2">SELECT, INSERT, UPDATE, DELETE, TRUNCATE, REFERENCES, TRIGGER, CREATE, CONNECT, TEMPORARY (TEMP), EXECUTE</text:span><text:span text:style-name="T8"> y</text:span><text:span text:style-name="T2"> USAGE.</text:span></text:p>
      <text:p text:style-name="Text_20_body"><text:span text:style-name="T8">Estos privilegios se asignan a un usuario mediante el comando </text:span><text:span text:style-name="T2">GRANT</text:span><text:span text:style-name="T8">, por ejemplo:</text:span></text:p>
      <text:p text:style-name="código">GRANT INSERT ON &lt;tabla&gt; TO &lt;usuario&gt;;</text:p>
      <text:p text:style-name="código"/>
      <text:p text:style-name="Text_20_body">También le podremos añadir la opción <text:span text:style-name="T2">WITH GRANT OPTION</text:span><text:span text:style-name="T8">, que funciona igual que la opción con el mismo nombre de ORACLE.</text:span></text:p>
      <text:h text:style-name="Heading_20_1" text:outline-level="1"><text:bookmark-start text:name="__RefHeading___Toc556_510530828"/>Averigua cuál es la forma de asignar y revocar privilegios sobre una tabla concreta en Postgres<text:bookmark-end text:name="__RefHeading___Toc556_510530828"/></text:h>
      <text:p text:style-name="Text_20_body">Esto se hace de la misma forma de la que se haría en ORACLE, con el comando <text:span text:style-name="T2">GRANT</text:span><text:span text:style-name="T8">. Por ejemplo:</text:span></text:p>
      <text:p text:style-name="código">GRANT &lt;privilegio&gt; ON &lt;tabla&gt; TO &lt;usuario&gt;;</text:p>
      <text:p text:style-name="código"/>
      <text:p text:style-name="Text_20_body">Los privilegios que podemos asignar serán los siguientes: <text:span text:style-name="T2">SELECT, INSERT, UPDATE, DELETE, TRUNCATE, REFERENCES, TRIGGER, CREATE </text:span><text:span text:style-name="T5">y </text:span><text:span text:style-name="T6">ALL </text:span><text:span text:style-name="T5">(privilegio que concede todos los privilegios anteriores).</text:span></text:p>
      <text:h text:style-name="Heading_20_1" text:outline-level="1"><text:bookmark-start text:name="__RefHeading___Toc618_510530828"/>Averigua si existe el concepto de rol en Postgres y señala las diferencias con los roles de ORACLE<text:bookmark-end text:name="__RefHeading___Toc618_510530828"/></text:h>
      <text:p text:style-name="Text_20_body">El concepto de rol en Postgres sí existe, pero es un poco diferente que los roles de ORACLE. Mientras que en este último, los roles son conjuntos de privilegios, en Postgres los roles actúan como un usuario de la base de dato o un grupo de estos.</text:p>
      <text:p text:style-name="Text_20_body">En Postgres, los roles pueden tener objetos tales como tablas o funciones, y pueden asignar privilegios sobre esos objetos a otros roles. También es posible hacer que un rol sea miembro de otro rol, teniendo el primero todos los privilegios del segundo.</text:p>
      <text:h text:style-name="Heading_20_1" text:outline-level="1"><text:bookmark-start text:name="__RefHeading___Toc285_394936023"/>Averigua si existe concepto de perfil como conjunto de límites sobre el uso de los recursos o sobre la contraseña en Postgres y señala las diferencias con los perfiles de ORACLE<text:bookmark-end text:name="__RefHeading___Toc285_394936023"/></text:h>
      <text:p text:style-name="Text_20_body">En Postgres, el concepto de perfil no funciona como un conjunto de límites sobre el uso de los recursos, sino que es un conjunto de límites sobre la contraseña.</text:p>
      <text:p text:style-name="P35">En la versión 9.5, la gestión de los perfiles en Postgres es bastante similar a la gestión que se hace de los mismos en ORACLE, y según tengo entendido, esto no se ha mantenido en versiones posteriores.<text:tab/></text:p>
      <text:h text:style-name="Heading_20_1" text:outline-level="1">Realiza consultas al diccionario de datos de Postgres para averiguar todos los privilegios que tiene un usuario concreto</text:h>
      <text:p text:style-name="Text_20_body">La siguiente <text:span text:style-name="T1">select</text:span><text:span text:style-name="T7"> nos serviría para averiguar qué privilegios sobre tablas tiene el usuario “usuario”:</text:span></text:p>
      <text:p text:style-name="código">select distinct privilege_type </text:p>
      <text:p text:style-name="código">from information_schema.table_privileges </text:p>
      <text:p text:style-name="código">where grantee = ‘usuario’;</text:p>
      <text:p text:style-name="código"/>
      <text:h text:style-name="Heading_20_1" text:outline-level="1"><text:bookmark-start text:name="__RefHeading___Toc1556_366108777"/><text:soft-page-break/>Realiza consultas al diccionario de datos en Postgres para averiguar qué usuarios pueden consultar una tabla concreta<text:bookmark-end text:name="__RefHeading___Toc1556_366108777"/></text:h>
      <text:p text:style-name="Text_20_body">Con la siguiente <text:span text:style-name="T1">select</text:span><text:span text:style-name="T7"> veremos los usuarios que pueden hacer consultas sobre la tabla “prueba”:</text:span></text:p>
      <text:p text:style-name="código">select distinct grantee </text:p>
      <text:p text:style-name="código">from information_schema.table_privileges </text:p>
      <text:p text:style-name="código">where table_name = ‘prueba’ </text:p>
      <text:p text:style-name="P36">and privilege_type = ‘SELECT’;</text:p>
      <text:p text:style-name="P8"/>
      <text:p text:style-name="P8">1.- Realiza una función de verificación de contraseñas que compruebe que la contraseña difiere en más</text:p>
      <text:p text:style-name="P8">de tres caracteres de la anterior y que la longitud de la misma es diferente de la anterior. Asígnala al</text:p>
      <text:p text:style-name="P8">perfil CONTRASEÑASEGURA. Comprueba que funciona correctamente.</text:p>
      <text:p text:style-name="P8"/>
      <text:p text:style-name="P8"/>
      <text:p text:style-name="P8">create or replace function MASDETRES (p_pass VARCHAR2,</text:p>
      <text:p text:style-name="P8"><text:tab/> <text:s text:c="33"/>p_oldpass VARCHAR2)</text:p>
      <text:p text:style-name="P8">return NUMBER</text:p>
      <text:p text:style-name="P8">is</text:p>
      <text:p text:style-name="P8"><text:tab/>v_dif NUMBER := 0;</text:p>
      <text:p text:style-name="P8"><text:tab/>x NUMBER;</text:p>
      <text:p text:style-name="P8">begin</text:p>
      <text:p text:style-name="P8"><text:tab/>if LENGTH(p_pass) &gt; LENGTH(p_oldpass) then</text:p>
      <text:p text:style-name="P8"><text:tab/><text:tab/>x := LENGTH(p_pass);</text:p>
      <text:p text:style-name="P8"><text:tab/>else</text:p>
      <text:p text:style-name="P8"><text:tab/><text:tab/>x := LENGTH(p_oldpass);</text:p>
      <text:p text:style-name="P8"><text:tab/>end if;</text:p>
      <text:p text:style-name="P8"><text:tab/>for i in 1..x loop</text:p>
      <text:p text:style-name="P8"><text:tab/><text:tab/>if substr(p_pass, i, 1) != substr(p_oldpass, i, 1) then</text:p>
      <text:p text:style-name="P8"><text:tab/><text:tab/><text:tab/>v_dif := v_dif + 1;</text:p>
      <text:p text:style-name="P8"><text:tab/><text:tab/>end if;</text:p>
      <text:p text:style-name="P8"><text:tab/>end loop;</text:p>
      <text:p text:style-name="P8"><text:tab/>return v_dif;</text:p>
      <text:p text:style-name="P8">end MASDETRES;</text:p>
      <text:p text:style-name="P8">/</text:p>
      <text:p text:style-name="P8"/>
      <text:p text:style-name="P8">create or replace function INDIVIDUAL1 (username VARCHAR2, </text:p>
      <text:p text:style-name="P8"><text:tab/> <text:s text:c="35"/>password VARCHAR2, </text:p>
      <text:p text:style-name="P8"><text:tab/> <text:s text:c="35"/>old_password VARCHAR2)</text:p>
      <text:p text:style-name="P8">return BOOLEAN</text:p>
      <text:p text:style-name="P8">is</text:p>
      <text:p text:style-name="P8"><text:tab/>v_masdetres NUMBER;</text:p>
      <text:p text:style-name="P8"><text:tab/>v_res VARCHAR2(5);</text:p>
      <text:p text:style-name="P8">begin</text:p>
      <text:p text:style-name="P8"><text:tab/>v_masdetres := MASDETRES(password, old_password);</text:p>
      <text:p text:style-name="P8"><text:tab/>if v_masdetres &lt;= 3 and LENGTH(password) = LENGTH(old_password) then</text:p>
      <text:p text:style-name="P8"><text:tab/><text:tab/>return FALSE;</text:p>
      <text:p text:style-name="P8"><text:tab/>else</text:p>
      <text:p text:style-name="P8"><text:tab/><text:tab/>return TRUE;</text:p>
      <text:p text:style-name="P8"><text:tab/>end if;</text:p>
      <text:p text:style-name="P8">end INDIVIDUAL1;</text:p>
      <text:p text:style-name="P8">/</text:p>
      <text:p text:style-name="P8"/>
      <text:p text:style-name="P8">CREATE PROFILE CONTRASENASEGURA LIMIT PASSWORD_VERIFY_FUNCTION INDIVIDUAL1;</text:p>
      <text:p text:style-name="P8"/>
      <text:p text:style-name="P8"/>
      <text:p text:style-name="P8">2.- Realiza un procedimiento llamado MostrarPrivilegiosdelRol que reciba el nombre de un rol y</text:p>
      <text:p text:style-name="P8">muestre los privilegios de sistema y los privilegios sobre objetos que lo componen.</text:p>
      <text:p text:style-name="P8"/>
      <text:p text:style-name="P8"/>
      <text:p text:style-name="P8"/>
      <text:p text:style-name="P8">create or replace procedure PrivilegiosdeRol (p_rol dba_roles.role%type)</text:p>
      <text:p text:style-name="P8">is</text:p>
      <text:p text:style-name="P8"><text:soft-page-break/><text:tab/>cursor c_privs</text:p>
      <text:p text:style-name="P8"><text:tab/>is</text:p>
      <text:p text:style-name="P8"><text:tab/>select privilege</text:p>
      <text:p text:style-name="P8"><text:tab/>from role_sys_privs</text:p>
      <text:p text:style-name="P8"><text:tab/>where role = p_rol;</text:p>
      <text:p text:style-name="P8"><text:tab/>cursor c_obj</text:p>
      <text:p text:style-name="P8"><text:tab/>is</text:p>
      <text:p text:style-name="P8"><text:tab/>select privilege, table_name, owner</text:p>
      <text:p text:style-name="P8"><text:tab/>from role_tab_privs</text:p>
      <text:p text:style-name="P8"><text:tab/>where role = p_rol;</text:p>
      <text:p text:style-name="P8">begin</text:p>
      <text:p text:style-name="P8"><text:tab/>for i in c_privs loop</text:p>
      <text:p text:style-name="P8"><text:tab/><text:tab/>dbms_output.put_line(i.privilege);</text:p>
      <text:p text:style-name="P8"><text:tab/>end loop;</text:p>
      <text:p text:style-name="P8"><text:tab/>for i in c_obj loop</text:p>
      <text:p text:style-name="P8"><text:tab/><text:tab/>dbms_output.put_line(i.privilege || ' ON ' || i.owner || '.' || i.table_name);</text:p>
      <text:p text:style-name="P8"><text:tab/>end loop;</text:p>
      <text:p text:style-name="P8">end PrivilegiosdeRol;</text:p>
      <text:p text:style-name="P8">/</text:p>
      <text:p text:style-name="P8"/>
      <text:p text:style-name="P8">create or replace procedure RolenRol (p_rol dba_roles.role%type)</text:p>
      <text:p text:style-name="P8">is</text:p>
      <text:p text:style-name="P8"><text:tab/>cursor c_roles</text:p>
      <text:p text:style-name="P8"><text:tab/>is</text:p>
      <text:p text:style-name="P8"><text:tab/>select granted_role</text:p>
      <text:p text:style-name="P8"><text:tab/>from role_role_privs</text:p>
      <text:p text:style-name="P8"><text:tab/>where role = p_rol;</text:p>
      <text:p text:style-name="P8">begin</text:p>
      <text:p text:style-name="P8"><text:tab/>for i in c_roles loop</text:p>
      <text:p text:style-name="P8"><text:tab/><text:tab/>PrivilegiosdeRol(i.granted_role);</text:p>
      <text:p text:style-name="P8"><text:tab/>end loop;</text:p>
      <text:p text:style-name="P8">end RolenRol;</text:p>
      <text:p text:style-name="P8">/</text:p>
      <text:p text:style-name="P8"/>
      <text:p text:style-name="P8">create or replace procedure INDIVIDUAL2 (p_rol dba_roles.role%type)</text:p>
      <text:p text:style-name="P8">is</text:p>
      <text:p text:style-name="P8">begin</text:p>
      <text:p text:style-name="P8"><text:tab/>dbms_output.put_line('El rol ' || p_rol || ' tiene los siguientes privilegios:');</text:p>
      <text:p text:style-name="P8"><text:tab/>PrivilegiosdeRol(p_rol);</text:p>
      <text:p text:style-name="P8"><text:tab/>RolenRol(p_rol);</text:p>
      <text:p text:style-name="P8">end INDIVIDUAL2;</text:p>
      <text:p text:style-name="P8">/</text:p>
      <text:p text:style-name="P8"/>
      <text:p text:style-name="P8"/>
      <text:p text:style-name="P8"/>
      <text:p text:style-name="P1">Alumno 3 (MARIADB):</text:p>
      <text:p text:style-name="P1"/>
      <text:p text:style-name="P14">1º. Averigua que privilegios de sistema hay en MySQL y como se asignan a un usuario.<text:line-break/>show privileges; =&gt; así conocemos los privilegios que hay en el sistema<text:line-break/>Para asignar los privilegios<text:line-break/>GRANT ON privilegios TO 'josemaria'@'localhost'IDENTIFIED BY 'josemaria' WITH GRANT OPTION;<text:line-break/><text:line-break/>2º. Averigua cual es la forma de asignar y revocar privilegios sobre una tabla concreta en MySQL.<text:line-break/>GRANT 'privilegio' on 'nombretabla' to 'josemaria'@'localhost' identified by 'josemaria' with grant option;<text:line-break/>revoke 'privilegio' on 'nombretabla' from 'josemaria'@'localhost';<text:line-break/><text:line-break/>3º. Averigua si existe el concepto de rol en MySQL y señala las diferencias con los roles de ORACLE.<text:line-break/>Existe el concepto de rol en mysql pero funciona de manera distinta que en oracle. En MySQL se crea un rol vacío y se añade un privilegio a ese rol, una vez añadido ese privilegio puedes asignar el rol a un usuario, base de datos,etc<text:line-break/><text:line-break/>4º. Averigua si existe el concepto de perfil como conjunto de límites sobre el uso de recursos o sobre la <text:soft-page-break/>contraseña en MySQL y señala las diferencias con los perfiles de ORACLE.<text:line-break/><text:line-break/>5º. Realiza consultas al diccionario de datos de MySQL para averiguar todos los privilegios que tiene un usuario concreto.<text:line-break/>Para averiguar los privilegios que tiene un usuario en concreto<text:line-break/>show grants for 'josemaria'@'localhost';<text:line-break/>MariaDB [mysql]&gt; show grants for 'josemaria'@'localhost';<text:line-break/>+---------------------------------------------------------------------------------------------------------------------------------------------+<text:line-break/>| Grants for josemaria@localhost <text:s text:c="109"/>|<text:line-break/>+---------------------------------------------------------------------------------------------------------------------------------------------+<text:line-break/>| GRANT ALL PRIVILEGES ON *.* TO 'josemaria'@'localhost' IDENTIFIED BY PASSWORD '*0A7D0195DC16F91A5C4E66248512CEA20BBBD09D' WITH GRANT OPTION |<text:line-break/>+---------------------------------------------------------------------------------------------------------------------------------------------+<text:line-break/>6º. Realiza consultas al diccionario de datos en MySQL para averiguar qué usuarios pueden consultar una tabla concreta.<text:line-break/><text:line-break/>-- Oracle --<text:line-break/>1º. Realiza un procedimiento llamado PermisosdeAsobreB que reciba dos nombres de usuario y muestre los permisos que tiene el primero de ellos sobre objetos del segundo.<text:line-break/><text:line-break/>-- Ejercicio 1 --<text:line-break/>create or replace procedure TratarDatos(p_nombreobjecto VARCHAR2,<text:line-break/><text:tab/><text:tab/><text:tab/><text:tab/><text:tab/><text:tab/><text:tab/><text:tab/><text:tab/><text:tab/>p_usuario <text:tab/><text:tab/>VARCHAR2,<text:line-break/><text:tab/><text:tab/><text:tab/><text:tab/><text:tab/><text:tab/><text:tab/><text:tab/><text:tab/><text:tab/>p_usuario2<text:tab/><text:tab/>VARCHAR2)<text:line-break/>is<text:line-break/><text:tab/>cursor c_datos2<text:line-break/><text:tab/>is<text:line-break/><text:tab/>select privilege<text:line-break/><text:tab/>from dba_tab_privs<text:line-break/><text:tab/>where owner = p_usuario2<text:line-break/><text:tab/>and grantee = p_usuario<text:line-break/><text:tab/>and table_name = p_nombreobjecto;<text:line-break/>begin<text:line-break/><text:tab/>for i in c_datos2 loop<text:line-break/><text:tab/><text:tab/>dbms_output.put_line(i.privilege);<text:line-break/><text:tab/>end loop;<text:line-break/>end TratarDatos;<text:line-break/>/<text:line-break/><text:line-break/>create or replace procedure PermisodeAsobreB(p_usuario <text:tab/>VARCHAR2,<text:line-break/><text:tab/><text:tab/><text:tab/><text:tab/><text:tab/><text:tab/><text:tab/><text:tab/><text:tab/><text:tab/><text:tab/> p_usuario2<text:tab/>VARCHAR2)<text:line-break/>is<text:line-break/><text:tab/>cursor c_datos<text:line-break/><text:tab/>is<text:line-break/><text:tab/>select distinct object_name<text:line-break/><text:tab/>from dba_objects<text:line-break/><text:tab/>where owner = p_usuario2;<text:line-break/>begin<text:line-break/><text:tab/>for i in c_datos loop<text:line-break/><text:tab/><text:tab/>TratarDatos(i.object_name,p_usuario,p_usuario2);<text:line-break/><text:tab/>end loop;<text:line-break/>end PermisodeAsobreB;<text:line-break/>/<text:line-break/><text:line-break/>2º. Realiza un procedimiento llamado MostrarInfoPerfil que reciba el nombre de un perfil y muestre su composición y los usuarios que lo tienen asignado.<text:line-break/><text:line-break/>-- Ejercicio 2 --<text:line-break/>create or replace procedure TratarDatos2(p_nombreperfil VARCHAR2)<text:line-break/>is<text:line-break/><text:tab/>cursor c_ejercicio2<text:line-break/><text:tab/>is <text:line-break/><text:tab/>select username <text:line-break/><text:soft-page-break/><text:tab/>from dba_users<text:line-break/><text:tab/>where profile = p_nombreperfil;<text:line-break/>begin<text:line-break/><text:tab/>for i in c_ejercicio2 loop<text:line-break/><text:tab/><text:tab/>dbms_output.put_line(i.username);<text:line-break/><text:tab/>end loop;<text:line-break/>end TratarDatos2;<text:line-break/>/<text:line-break/><text:line-break/>create or replace procedure MostrarInfoPerfil(p_nombreperfil VARCHAR2)<text:line-break/>is <text:line-break/><text:tab/>cursor c_datos4<text:line-break/><text:tab/>is <text:line-break/><text:tab/>select *<text:line-break/><text:tab/>from dba_profiles<text:line-break/><text:tab/>where profile = p_nombreperfil;<text:line-break/>begin<text:line-break/><text:tab/>for i in c_datos4 loop<text:line-break/><text:tab/><text:tab/>dbms_output.put_line(p_nombreperfil);<text:line-break/><text:tab/>end loop;<text:line-break/><text:tab/>TratarDatos2(p_nombreperfil);<text:line-break/>end MostrarInfoPerfil;<text:line-break/>/</text:p>
      <text:p text:style-name="P8"/>
      <text:p text:style-name="P8"/>
      <text:p text:style-name="P1">Alumno 3 (MONGODB):</text:p>
      <text:p text:style-name="P8"/>
      <text:p text:style-name="P14">1. Averigua si existe la posibilidad en MongoDB de limitar el acceso de un usuario a los datos de una colección determinada.<text:line-break/><text:line-break/><text:tab/><text:tab/>A través de las ACLs de MongoDB, los administradores pueden dar acceso controlado a los usuarios con roles definidos por ellos mismos.<text:line-break/><text:line-break/><text:tab/><text:tab/>Creando un rol con privilegios que apuntan directamente a una colección específica en una base de datos determinada, los administradores son capaces de proveer a los usuarios con privilegios a nivel de colección.<text:line-break/><text:line-break/><text:tab/><text:tab/>En este caso, para poder limitar el acceso a un usuario sobre las colecciones que deseemos, tendriamos que hacer lo siguiente:<text:line-break/><text:line-break/><text:tab/><text:tab/>Cambiar las banderas de authorizedCollections y nameOnly a false y revocar cualquier rol que de permisos sobre la colección al usuario en concreto.<text:line-break/><text:line-break/><text:tab/><text:tab/>Apartir de este momento, para poder dar permisos a los usuarios sobre alguna colección, tendriamos que añadir un rol al usuario determinado, en el cual se de los recursos con las acciones necesarias en la base datos que se encuentre dicha colección.<text:line-break/><text:line-break/>2. Averigua si en MongoDB existe el concepto de privilegio del sistema y muestra las diferencias más importantes con ORACLE.<text:line-break/><text:line-break/>No existe el concepto de privilegios del sistema como tal. Los privilegios en mongodb conceden la posibilidad de realizar acciones.<text:line-break/><text:line-break/>Las acciones, desde la version 4.0, se pueden dar sobre colecciones específicas a determiandos usuarios a través de los recursos, que a su vez están dentro de roles. La lista de acciones seria la equivalenca de los privilegios que podemos dar en Oracle, pero solo algunos coinciden, como insert, update, remove...etc<text:line-break/><text:line-break/>En mongo existe una colección(tabla) en la base de datos admin, que guarda todos los roles creados por los usuarios, de manera que podemos ver que privilegios contienen usando admin.system.roles."nombre de rol".<text:line-break/><text:line-break/>3. Explica los roles por defecto que incorpora MongoDB y como se asignan a los usuarios.<text:line-break/><text:soft-page-break/><text:line-break/>Los roles en mongodb se dividen varios grupos segun las acciones que dan sobre determinados recursos que afecten a determinadas coleciones de la base de datos.<text:line-break/><text:line-break/>De esta manera, tenemos:<text:line-break/><text:line-break/>Roles de usuario de base de datos(Todas las db en mongo)<text:line-break/><text:line-break/><text:tab/>.read<text:line-break/><text:tab/>.readWrite<text:line-break/><text:tab/>.dbAdmin<text:line-break/><text:tab/>.dbOwner<text:line-break/><text:tab/>.userAdmin<text:line-break/><text:line-break/>Roles de administración de la base de datos(Todas las db en mongo)<text:line-break/><text:line-break/><text:tab/>.dbAdmin<text:line-break/><text:tab/>.dbOwner<text:line-break/><text:tab/>.userAdmin<text:line-break/><text:line-break/>Roles de administracion de cluster(Solo la db admin)<text:line-break/><text:line-break/><text:tab/>.clusterAdmin<text:line-break/><text:tab/>.clusterManager<text:line-break/><text:tab/>.clusterMonitor<text:line-break/><text:tab/>.hostManager<text:line-break/><text:line-break/>Roles de restauración y backups(Solo la db admin)<text:line-break/><text:line-break/><text:tab/>.backup<text:line-break/><text:tab/>.restore<text:line-break/><text:line-break/>Todos los roles de base de datos(Solo la db admin)<text:line-break/><text:line-break/><text:tab/>.readAnyDatabase<text:line-break/><text:tab/>.readWriteAnyDatabase<text:line-break/><text:tab/>.userAdminAnyDatabase<text:line-break/><text:tab/>.dbAdminAnyDatabase<text:line-break/><text:line-break/>Roles de superusuario<text:line-break/><text:line-break/><text:tab/>.root<text:line-break/><text:line-break/>Rol Interno<text:line-break/><text:line-break/><text:tab/>.__system<text:line-break/><text:line-break/><text:line-break/>Para conceder roles a los usuarios, <text:line-break/><text:line-break/>db.grantRolesToUser(<text:line-break/>"nombre de usuario", <text:line-break/>"roles" : [<text:line-break/> <text:s text:c="3"/>{ "role" : "nombrerol",<text:line-break/> <text:s text:c="5"/>"db" : "nombredb"<text:line-break/> <text:s text:c="3"/>}<text:line-break/>])<text:line-break/><text:line-break/>4. Explica como puede consultarse el diccionario de datos de MongoDB para saber que roles han sido concedidos a un usuario y qué privilegios incluyen.<text:line-break/><text:line-break/><text:line-break/><text:line-break/><text:soft-page-break/>Oracle<text:line-break/><text:line-break/>1. Realiza un procedimiento llamado MostrarObjetosAccesibles que reciba un nombre de usuario y muestre todos los objetos a los que tiene acceso.<text:line-break/><text:line-break/>CREATE OR REPLACE PROCEDURE MostrarObjetosAccesibles(P_USUARIO VARCHAR2)<text:line-break/>IS<text:line-break/> <text:s text:c="3"/>CURSOR C_OBJ<text:line-break/> <text:s text:c="3"/>IS<text:line-break/> <text:s text:c="3"/>SELECT DISTINCT TABLE_NAME, OWNER<text:line-break/> <text:s text:c="3"/>FROM DBA_TAB_PRIVS<text:line-break/> <text:s text:c="3"/>WHERE GRANTEE = P_USUARIO;<text:line-break/>BEGIN<text:line-break/> <text:s text:c="3"/>FOR I IN C_OBJ LOOP<text:line-break/> <text:s text:c="7"/>DBMS_OUTPUT.PUT_LINE(I.OWNER|| '.'||I.TABLE_NAME);<text:line-break/> <text:s text:c="3"/>END LOOP;<text:line-break/>END;<text:line-break/>/<text:line-break/><text:line-break/>2. Realiza un procedimiento que reciba un nombre de usuario, un privilegio y un objeto y nos muestre el mensaje 'SI, DIRECTO' <text:line-break/>si el usuario tiene ese privilegio sobre objeto concedido directamente, 'SI, POR ROL' si el usuario lo tiene en alguno de los <text:line-break/>roles que tiene concedidos y un 'NO' si el usuario no tiene dicho privilegio.</text:p>
      <text:p text:style-name="P8"/>
      <text:p text:style-name="P8"/>
      <text:p text:style-name="P1">Parte Grupal:</text:p>
      <text:p text:style-name="P8"/>
      <text:p text:style-name="P26">CASO PRÁCTICO 1:</text:p>
      <text:p text:style-name="P8"/>
      <text:list xml:id="list5564021213384874074" text:style-name="L5">
        <text:list-item>
          <text:p text:style-name="P16">(ORACLE, Postgres, MySQL) Crea un usuario llamado Becario y, sin usar los roles de ORACLE, dale los siguientes privilegios: (1,5 puntos)</text:p>
          <text:p text:style-name="P16"/>
        </text:list-item>
      </text:list>
      <text:p text:style-name="P21"><text:tab/><text:tab/><text:tab/><text:tab/>create user becario identified by becario;<text:line-break/><text:line-break/><text:tab/><text:tab/></text:p>
      <text:list xml:id="list2199595683619639918" text:style-name="L6">
        <text:list-item>
          <text:p text:style-name="P31">Conectarse a la base de datos.</text:p>
          <text:p text:style-name="P31"/>
        </text:list-item>
      </text:list>
      <text:p text:style-name="P33">grant create session to becario;</text:p>
      <text:p text:style-name="P33"/>
      <text:list xml:id="list43382318" text:continue-numbering="true" text:style-name="L6">
        <text:list-item>
          <text:p text:style-name="P31">Modificar el número de errores en la introducción de la contraseña de cualquier usuario.</text:p>
        </text:list-item>
      </text:list>
      <text:p text:style-name="P30"/>
      <text:p text:style-name="P33"><text:tab/>Modificar el número de errores en la introducción de la contraseña de cualquier usuario:<text:line-break/>select profile from dba_users where username='BECARIO';<text:line-break/>select limit from dba_profiles where profile='DEFAULT' and RESOURCE_NAME='FAILED_LOGIN_ATTEMPTS';<text:line-break/>Modificamos el perfil DEFAULT para modificarle el parámetro FAILED_LOGIN_ATTEMPTS:<text:line-break/>alter profile DEFAULT limit FAILED_LOGIN_ATTEMPTS 3;</text:p>
      <text:p text:style-name="P30"/>
      <text:list xml:id="list43398603" text:continue-numbering="true" text:style-name="L6">
        <text:list-item>
          <text:p text:style-name="P31">Modificar índices en cualquier esquema (este privilegio podrá pasarlo a quien quiera)</text:p>
        </text:list-item>
      </text:list>
      <text:p text:style-name="P30"/>
      <text:p text:style-name="P30"><text:tab/>grant ALTER ANY INDEX to becario with admin option;</text:p>
      <text:p text:style-name="P30"/>
      <text:list xml:id="list43400349" text:continue-numbering="true" text:style-name="L6">
        <text:list-item>
          <text:p text:style-name="P31">Insertar filas en scott.emp (este privilegio podrá pasarlo a quien quiera)</text:p>
        </text:list-item>
      </text:list>
      <text:p text:style-name="P30"/>
      <text:p text:style-name="P30"><text:tab/>grant INSERT on SCOTT.EMP to becario with grant option;</text:p>
      <text:p text:style-name="P30"/>
      <text:list xml:id="list43388632" text:continue-numbering="true" text:style-name="L6">
        <text:list-item>
          <text:p text:style-name="P31">Crear objetos en cualquier tablespace.</text:p>
        </text:list-item>
      </text:list>
      <text:p text:style-name="P30"/>
      <text:p text:style-name="P30"><text:tab/>grant UNLIMITED TABLESPACE to becario;</text:p>
      <text:p text:style-name="P30"/>
      <text:list xml:id="list43384071" text:continue-numbering="true" text:style-name="L6">
        <text:list-item>
          <text:p text:style-name="P31">Gestión completa de usuarios, privilegios y roles.</text:p>
        </text:list-item>
      </text:list>
      <text:p text:style-name="P30"><text:soft-page-break/></text:p>
      <text:p text:style-name="P33"><text:tab/>grant create user to becario;<text:line-break/>grant become user to becario;<text:line-break/>grant alter user to becario;<text:line-break/>grant drop user to becario;<text:line-break/>grant grant any privilege to becario;<text:line-break/>grant grant any object privilege to becario;<text:line-break/>grant create role to becario;<text:line-break/>grant drop any role to becario;<text:line-break/>grant grant any role to becario;<text:line-break/>grant alter any role to becario;</text:p>
      <text:p text:style-name="P30"/>
      <text:p text:style-name="P11"/>
      <text:list xml:id="list4138140173617258747" text:style-name="L7">
        <text:list-item>
          <text:p text:style-name="P17">(ORACLE, Postgres, MySQL) Escribe una consulta que obtenga un script para quitar el privilegio de borrar registros en alguna tabla de SCOTT a los usuarios que lo tengan.</text:p>
        </text:list-item>
      </text:list>
      <text:p text:style-name="P5"><text:tab/></text:p>
      <text:p text:style-name="P21"><text:tab/><text:tab/><text:tab/>select distinct 'REVOKE DELETE on SCOTT.' || table_name || ' from ' || grantee || ';'<text:line-break/><text:tab/><text:tab/><text:tab/>from dba_tab_privs<text:line-break/><text:tab/><text:tab/><text:tab/>where owner = 'SCOTT'<text:line-break/><text:tab/><text:tab/><text:tab/>and privilege = 'DELETE';</text:p>
      <text:p text:style-name="P21"/>
      <text:p text:style-name="P21"/>
      <text:p text:style-name="P5"/>
      <text:list xml:id="list8421247607934419437" text:style-name="L8">
        <text:list-item>
          <text:p text:style-name="P18">(ORACLE) Crea un tablespace TS2 con tamaño de extensión de 256K. Realiza una consulta que genere un script que asigne ese tablespace como tablespace por defecto a los usuarios que no tienen privilegios para consultar ninguna tabla de SCOTT, excepto a SYSTEM.</text:p>
        </text:list-item>
      </text:list>
      <text:p text:style-name="P5"/>
      <text:p text:style-name="P21"><text:tab/><text:tab/><text:tab/>create tablespace ts2 datafile 'ts2.dbf' size 256k;<text:line-break/><text:line-break/><text:tab/><text:tab/><text:tab/>select distinct 'ALTER USER ' || grantee || ' DEFAULT TABLESPACE ts2;'<text:line-break/><text:tab/><text:tab/><text:tab/>from dba_tab_privs<text:line-break/><text:tab/><text:tab/><text:tab/>where owner != 'SCOTT'<text:line-break/><text:tab/><text:tab/><text:tab/>and grantee != 'SYSTEM'<text:line-break/><text:tab/><text:tab/><text:tab/>and privilege != 'SELECT';</text:p>
      <text:p text:style-name="P5"/>
      <text:list xml:id="list43383063" text:continue-numbering="true" text:style-name="L8">
        <text:list-item>
          <text:p text:style-name="P23">(ORACLE, Postgres) Realiza un procedimiento que reciba un nombre de usuario y nos muestre cuántas sesiones tiene abiertas en este momento. Además, para cada una de dichas sesiones nos mostrará la hora de comienzo y el nombre de la máquina, sistema operativo y programa desde el que fue abierta.</text:p>
        </text:list-item>
      </text:list>
      <text:p text:style-name="P6"/>
      <text:p text:style-name="P25">create or replace procedure GRUPAL4(p_nombre VARCHAR2)<text:line-break/>is<text:line-break/> <text:s text:c="3"/>cursor c_datos<text:line-break/> <text:s text:c="3"/>is<text:line-break/> <text:s text:c="3"/>select distinct to_char(logon_time, 'HH24:MI') as hora, machine, replace(regexp_substr(program, '.*\@'), '@', '') as programa<text:line-break/> <text:s text:c="3"/>from v$session<text:line-break/> <text:s text:c="3"/>where username = p_nombre;<text:line-break/> <text:s text:c="3"/>v_sesiones <text:s text:c="2"/><text:tab/> NUMBER;<text:line-break/> <text:s text:c="3"/>v_contador <text:s text:c="2"/><text:tab/> NUMBER := 0;<text:line-break/>begin<text:line-break/> <text:s text:c="3"/>for i in c_datos loop<text:line-break/> <text:s text:c="2"/><text:tab/> dbms_output.put_line('Hora de inicio de la sesión: ' || i.hora || ', Nombre de la máquina: ' || i.machine || ', Programa: ' || i.programa);<text:line-break/> <text:s text:c="2"/><text:tab/> v_contador := v_contador + 1;<text:line-break/> <text:s text:c="3"/>end loop;<text:line-break/> <text:s text:c="3"/>dbms_output.put_line('El usuario ' || p_nombre || ' tiene ' || v_contador || ' sesiones abiertas');<text:line-break/>end GRUPAL4;<text:line-break/>/</text:p>
      <text:p text:style-name="P6"/>
      <text:list xml:id="list43389310" text:continue-numbering="true" text:style-name="L8">
        <text:list-item>
          <text:p text:style-name="P23">(ORACLE) Realiza un procedimiento que muestre los usuarios que pueden conceder privilegios de sistema a otros usuarios y cuales son dichos privilegios.</text:p>
        </text:list-item>
      </text:list>
      <text:p text:style-name="P6"/>
      <text:p text:style-name="P25"><text:soft-page-break/>create or replace procedure grupal5<text:line-break/>IS<text:line-break/>CURSOR c_usuarios<text:line-break/>is<text:line-break/>select username<text:line-break/>from dba_users<text:line-break/>where username in ( select grantee<text:line-break/><text:tab/><text:tab/><text:tab/>from dba_sys_privs<text:line-break/><text:tab/><text:tab/><text:tab/>where ADMIN_OPTION = 'YES');<text:line-break/>BEGIN<text:line-break/><text:tab/>for i in c_usuarios loop<text:line-break/> <text:s/><text:tab/>permisos(i.username);<text:line-break/> <text:s/>end loop;<text:line-break/>end grupal5;<text:line-break/>/<text:line-break/><text:line-break/><text:line-break/>create or replace procedure permisos(p_username dba_sys_privs.grantee%type)<text:line-break/>is<text:line-break/>CURSOR c_otro<text:line-break/>is<text:line-break/><text:tab/>select grantee,privilege,admin_option<text:line-break/> <text:s/>from dba_sys_privs<text:line-break/> <text:s/>where grantee = p_username and ADMIN_OPTION = 'YES'<text:line-break/> <text:s/>or grantee in (select granted_role<text:line-break/> <text:s text:c="15"/><text:tab/>from dba_role_privs<text:line-break/> <text:s text:c="15"/><text:tab/>connect by prior granted_role = grantee<text:line-break/> <text:s text:c="15"/><text:tab/>start with grantee = p_username);<text:line-break/>BEGIN<text:line-break/><text:tab/>dbms_output.put_line('El usuario ' ||p_username|| ' puede conceder los siguientes privilegios del sistema: ');<text:line-break/><text:tab/>for i in c_otro loop<text:line-break/><text:tab/> dbms_output.put_line('--'||i.privilege);<text:line-break/><text:tab/>end loop;<text:line-break/>end permisos;<text:line-break/>/</text:p>
      <text:p text:style-name="P7"/>
      <text:p text:style-name="P26">CASO PRÁCTICO 2:</text:p>
      <text:p text:style-name="P8"/>
      <text:p text:style-name="P5"/>
      <text:list xml:id="list2283656990506779632" text:style-name="L9">
        <text:list-item>
          <text:p text:style-name="P19">(ORACLE) La vida de un DBA es dura. Tras pedirlo insistentemente, en tu empresa han contratado una persona para ayudarte. Decides que se encargará de las siguientes tareas:</text:p>
        </text:list-item>
      </text:list>
      <text:p text:style-name="P5"><text:tab/><text:tab/><text:tab/></text:p>
      <text:p text:style-name="P5"><text:tab/><text:tab/><text:tab/><text:tab/>create user Ayudante identified by ayudante;</text:p>
      <text:p text:style-name="P5"/>
      <text:list xml:id="list337629251644602756" text:style-name="L10">
        <text:list-item>
          <text:p text:style-name="P32">Resetear los archivos de log en caso de necesidad.</text:p>
        </text:list-item>
      </text:list>
      <text:p text:style-name="P30"/>
      <text:p text:style-name="P33"><text:tab/>grant create procedure to ayudante;<text:line-break/>grant create profile to ayudante;<text:line-break/>grant alter user to ayudante;</text:p>
      <text:p text:style-name="P30"/>
      <text:list xml:id="list43401524" text:continue-numbering="true" text:style-name="L10">
        <text:list-item>
          <text:p text:style-name="P32">Crear funciones de complejidad de contraseña y asignárselas a <text:s/>usuarios.</text:p>
        </text:list-item>
      </text:list>
      <text:p text:style-name="P30"/>
      <text:p text:style-name="P30"><text:tab/>grant drop rollback segment to ayudante with admin option;</text:p>
      <text:p text:style-name="P30"/>
      <text:list xml:id="list43395915" text:continue-numbering="true" text:style-name="L10">
        <text:list-item>
          <text:p text:style-name="P32">Eliminar la información de rollback. (este privilegio podrá pasarlo a quien quiera)</text:p>
        </text:list-item>
      </text:list>
      <text:p text:style-name="P30"/>
      <text:p text:style-name="P30"><text:tab/>grant update on SCOTT.dept to ayudante with grant option;</text:p>
      <text:p text:style-name="P30"/>
      <text:list xml:id="list43390352" text:continue-numbering="true" text:style-name="L10">
        <text:list-item>
          <text:p text:style-name="P32">Modificar información existente en la tabla dept del usuario scott. (este privilegio podrá pasarlo a quien quiera)</text:p>
        </text:list-item>
      </text:list>
      <text:p text:style-name="P30"/>
      <text:p text:style-name="P30"><text:tab/>grant update on SCOTT.dept to ayudante with grant option;</text:p>
      <text:p text:style-name="P30"><text:soft-page-break/></text:p>
      <text:list xml:id="list43376787" text:continue-numbering="true" text:style-name="L10">
        <text:list-item>
          <text:p text:style-name="P32">Realizar pruebas de todos los procedimientos existentes en la base de datos.</text:p>
        </text:list-item>
      </text:list>
      <text:p text:style-name="P30"/>
      <text:p text:style-name="P30"><text:tab/>grant execute any procedure to ayudante;</text:p>
      <text:p text:style-name="P30"/>
      <text:list xml:id="list43390919" text:continue-numbering="true" text:style-name="L10">
        <text:list-item>
          <text:p text:style-name="P32">Poner un tablespace fuera de línea.</text:p>
        </text:list-item>
      </text:list>
      <text:p text:style-name="P30"/>
      <text:p text:style-name="P30"><text:tab/>grant manage tablespace to ayudante;</text:p>
      <text:p text:style-name="P30"/>
      <text:p text:style-name="P30"/>
      <text:p text:style-name="P30"><text:tab/></text:p>
      <text:p text:style-name="P30"/>
      <text:p text:style-name="P11"/>
      <text:p text:style-name="P11">Crea un usuario llamado Ayudante y, <text:span text:style-name="T2">sin usar los roles predefinidos de ORACLE</text:span>, dale <text:s/>los privilegios mínimos para que pueda resolver dichas tareas.</text:p>
      <text:p text:style-name="P11"/>
      <text:p text:style-name="P11">Pista: Si no recuerdas el nombre de un privilegio, puedes buscarlo en el diccionario de datos.</text:p>
      <text:p text:style-name="P11"/>
      <text:p text:style-name="P11"/>
      <text:p text:style-name="P11"/>
      <text:p text:style-name="P11"/>
      <text:p text:style-name="P11"/>
      <text:p text:style-name="P10"/>
      <text:list xml:id="list7788374378638669147" text:style-name="L11">
        <text:list-item>
          <text:p text:style-name="P24">(ORACLE) Muestra el texto de la última sentencia SQL que se ejecuto en el servidor, junto con el número de veces que se ha ejecutado desde que se cargó en el Shared Pool y el tiempo de CPU empleado en su ejecución.</text:p>
        </text:list-item>
      </text:list>
      <text:p text:style-name="P6"/>
      <text:p text:style-name="P25"><text:tab/><text:tab/>select sql_text, executions, cpu_time<text:line-break/><text:tab/><text:tab/>from v$sqlstats<text:line-break/><text:tab/><text:tab/>where last_active_time = (select max(last_active_time)<text:line-break/> <text:s text:c="41"/><text:tab/><text:tab/> from v$sqlstats);<text:line-break/><text:line-break/><text:tab/><text:tab/>ALTER SESSION SET SQL_TRACE=TRUE;</text:p>
      <text:list xml:id="list43403372" text:continue-numbering="true" text:style-name="L11">
        <text:list-header>
          <text:p text:style-name="P24"/>
        </text:list-header>
        <text:list-item>
          <text:p text:style-name="P24">(ORACLE, Postgres) Realiza un procedimiento que reciba dos nombres de usuario y genere un script que asigne al primero los privilegios de inserción y modificación sobre todas las tablas del segundo, así como el de ejecución de cualquier procedimiento que tenga el segundo usuario.</text:p>
        </text:list-item>
      </text:list>
      <text:p text:style-name="P6"/>
      <text:p text:style-name="P25">create or replace procedure DarPrivilegios(p_usuario1 VARCHAR2, p_usuario2 VARCHAR2)<text:line-break/>IS<text:line-break/><text:tab/>cursor c_tablas<text:line-break/><text:tab/>is<text:line-break/>select TABLE_NAME<text:line-break/>from all_tables<text:line-break/>where owner = p_usuario1;<text:line-break/><text:line-break/>cursor c_procedimientos<text:line-break/><text:tab/>is<text:line-break/>select OBJECT_NAME<text:line-break/>from all_objects<text:line-break/>where OBJECT_TYPE = 'PROCEDURE'<text:line-break/>and owner = p_usuario2;<text:line-break/><text:line-break/>BEGIN<text:line-break/>for i in c_tablas loop<text:line-break/>dbms_output.put_line('grant insert,update on ' || <text:s/>i.table_name || '.' || p_usuario1 || ' to ' || p_usuario2||';');<text:line-break/>end loop;<text:line-break/>for i in c_procedimientos loop<text:line-break/><text:tab/>dbms_output.put_line('grant exec on ' || i.object_name || '.' || p_usuario1 || ' to ' || p_usuario2||';');<text:line-break/>end loop;<text:line-break/>END;<text:line-break/>/<text:line-break/></text:p>
      <text:p text:style-name="P6"><text:soft-page-break/></text:p>
      <text:list xml:id="list6872059653461052892" text:style-name="L12">
        <text:list-item>
          <text:p text:style-name="P20">(ORACLE) Realiza un procedimiento que genere un script que cree un rol conteniendo todos los permisos que tenga el usuario cuyo nombre reciba como parámetro, le hayan sido asignados a aquél directamente o a traves de roles. El nuevo rol deberá llamarse BackupPrivs<text:span text:style-name="T1">NombreUsuario.</text:span></text:p>
        </text:list-item>
      </text:list>
      <text:p text:style-name="P9"/>
      <text:p text:style-name="P28">create or replace procedure CrearRole(p_usuario1 VARCHAR2)<text:line-break/>IS<text:line-break/>CURSOR c_otro<text:line-break/>is<text:line-break/><text:tab/>select privilege<text:line-break/>from dba_sys_privs<text:line-break/> <text:tab/>where grantee = p_usuario1<text:line-break/>or grantee in (select granted_role<text:line-break/> <text:s text:c="15"/><text:tab/><text:tab/>from dba_role_privs<text:line-break/> <text:s text:c="15"/><text:tab/><text:tab/>connect by prior granted_role = grantee<text:line-break/> <text:s text:c="15"/><text:tab/><text:tab/>start with grantee = p_usuario1);<text:line-break/>BEGIN<text:line-break/><text:tab/>dbms_output.put_line('create role BackupPrivsNombreUsuario;');<text:line-break/>for i in c_otro loop<text:line-break/><text:tab/>dbms_output.put_line('grant ' || i.privilege || ' on BackupPrivsNombreUsuario;');<text:line-break/><text:tab/>end loop;<text:line-break/>END;<text:line-break/>/<text:line-break/><text:line-break/>create or replace procedure tratarusuarios(p_usuario VARCHAR2,p_privilegio VARCHAR2)<text:line-break/>is<text:line-break/><text:line-break/>cursor c_privilegios<text:line-break/>is<text:line-break/>select DISTINCT privilege<text:line-break/>from dba_sys_privs<text:line-break/>where grantee = 'SYS'<text:line-break/>or grantee in (select granted_role<text:line-break/><text:tab/><text:tab/><text:tab/>from dba_role_privs<text:line-break/><text:tab/><text:tab/><text:tab/>where privilege = 'CREATE SESSION'<text:line-break/><text:tab/><text:tab/><text:tab/>connect by prior granted_role = grantee<text:line-break/><text:tab/><text:tab/><text:tab/>start with grantee = 'SYS')<text:line-break/>and privilege = 'CREATE SESSION';<text:line-break/><text:line-break/><text:line-break/><text:line-break/><text:tab/>cursor c_roles<text:line-break/><text:tab/>is<text:line-break/><text:tab/>select granted_role<text:line-break/><text:tab/>from dba_role_privs<text:line-break/><text:tab/>where grantee = <text:s/>'VICTOR';<text:line-break/><text:line-break/>v_privilegio VARCHAR2(30);<text:line-break/>v_contador NUMBER := 0;<text:line-break/>BEGIN<text:line-break/><text:tab/>if c_roles %NOTFOUND and c_privilegios %NOTFOUND then<text:line-break/><text:tab/><text:tab/>dbms_output.put_line('NO.');<text:line-break/><text:tab/>elsif c_roles %NOTFOUND and c_privilegios %NOTFOUND then<text:line-break/><text:tab/><text:tab/>dbms_output.put_line('SI,DIRECTO');<text:line-break/><text:tab/>elsif c_roles %FOUND then<text:line-break/><text:tab/><text:tab/>for i in c_roles loop<text:line-break/><text:tab/><text:tab/><text:tab/>select privilege into v_privilegio<text:line-break/><text:tab/><text:tab/><text:tab/>from dba_sys_privs<text:line-break/><text:tab/><text:tab/><text:tab/>where grantee = i.granted_role<text:line-break/><text:tab/><text:tab/><text:tab/>and privilege = p_privilegio;<text:line-break/><text:tab/><text:tab/><text:tab/>if v_privilegio is not null then<text:line-break/><text:tab/><text:tab/><text:tab/><text:tab/>v_contador := 1;<text:line-break/><text:tab/><text:tab/><text:tab/>end if;<text:line-break/><text:soft-page-break/><text:tab/><text:tab/>end loop;<text:line-break/><text:tab/>end if;<text:line-break/><text:tab/>if v_contador &lt;&gt; 0 then<text:line-break/><text:tab/><text:tab/>dbms_output.put_line('SI, DIRECTO');<text:line-break/><text:tab/>else<text:line-break/><text:tab/><text:tab/>dbms_output.put_line('SI,POR ROL');<text:line-break/><text:tab/>end if;<text:line-break/>end;<text:line-break/>/</text:p>
      <text:p text:style-name="P28"/>
      <text:p text:style-name="P28"/>
      <text:p text:style-name="P28"/>
      <text:p text:style-name="P28">***Los procedimientos no están tabulados para ayudar a la facilidad a la hora de compilar ya que en Oracle a veces no se ven los saltos de linea o tabul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svg:font-family="Courier, 'Courier New', sans-serif"/>
    <style:font-face style:name="Menlo" svg:font-family="Menlo, Monaco, Consolas, 'Courier New', monospace"/>
    <style:font-face style:name="Open Sans1" svg:font-family="'Open Sans', Arial, sans-serif"/>
    <style:font-face style:name="Open Sans" svg:font-family="'Open Sans', 'Helvetica Neue', Helvetica, Arial, sans-serif"/>
    <style:font-face style:name="Open Sans2" svg:font-family="'Open Sans', Helvetica, Arial, sans-serif"/>
    <style:font-face style:name="OpenSymbol" svg:font-family="OpenSymbol"/>
    <style:font-face style:name="Tahoma1" svg:font-family="Tahoma"/>
    <style:font-face style:name="TrebuchetMS-Bold" svg:font-family="TrebuchetMS-Bold"/>
    <style:font-face style:name="open sansregular" svg:font-family="'open sansregular'"/>
    <style:font-face style:name="Arial2" svg:font-family="Arial" style:font-family-generic="swiss"/>
    <style:font-face style:name="Liberation Mono" svg:font-family="'Liberation Mono'" style:font-adornments="Normal" style:font-pitch="fixed"/>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master-page-name="">
      <style:paragraph-properties loext:contextual-spacing="false" fo:margin-left="0.4cm" fo:margin-right="0cm" fo:margin-top="0.423cm" fo:margin-bottom="0.212cm" fo:text-indent="0cm" style:auto-text-indent="false" style:page-number="auto" style:writing-mode="page"/>
      <style:text-properties style:font-name="Liberation Serif" fo:font-size="12pt" fo:font-weight="bold" style:font-size-asian="10.5pt" style:font-weight-asian="bold" style:font-size-complex="12pt" style:font-weight-complex="600"/>
    </style:style>
    <style:style style:name="código" style:family="paragraph" style:parent-style-name="Standard">
      <style:paragraph-properties fo:margin-left="2cm" fo:margin-right="0cm" fo:text-indent="0cm" style:auto-text-indent="false" style:writing-mode="page"/>
      <style:text-properties style:font-name="Liberation Mono" fo:font-size="10.5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 R</meta:initial-creator>
    <meta:creation-date>2011-10-15T11:16:42.12</meta:creation-date>
    <dc:date>2018-12-06T23:19:32.88</dc:date>
    <meta:editing-duration>PT13H53M43S</meta:editing-duration>
    <meta:editing-cycles>8</meta:editing-cycles>
    <meta:generator>OpenOffice/4.1.5$Win32 OpenOffice.org_project/415m1$Build-9789</meta:generator>
    <meta:document-statistic meta:table-count="0" meta:image-count="0" meta:object-count="0" meta:page-count="16" meta:paragraph-count="257" meta:word-count="3904" meta:character-count="27892"/>
  </office:meta>
</office:document-meta>
</file>